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6" style:family="paragraph" style:parent-style-name="Standard">
      <style:paragraph-properties fo:margin-top="0in" fo:margin-bottom="0in" loext:contextual-spacing="false" fo:line-height="100%" fo:text-align="end" style:justify-single-word="false" fo:break-before="auto" fo:break-after="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list-style-name="WWNum1">
      <style:paragraph-properties fo:margin-left="0.5in" fo:margin-right="0in" fo:margin-top="0.0398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1">
      <style:paragraph-properties fo:margin-left="1in" fo:margin-right="0in" fo:margin-top="0in" fo:margin-bottom="0in" loext:contextual-spacing="false" fo:text-indent="-0.25in" style:auto-text-indent="false"/>
    </style:style>
    <style:style style:name="P14" style:family="paragraph" style:parent-style-name="Standard" style:list-style-name="WWNum1">
      <style:paragraph-properties fo:margin-left="1.5in" fo:margin-right="0in" fo:margin-top="0in" fo:margin-bottom="0in" loext:contextual-spacing="false" fo:text-indent="-0.25in" style:auto-text-indent="false"/>
    </style:style>
    <style:style style:name="P15" style:family="paragraph" style:parent-style-name="Standard" style:list-style-name="WWNum1">
      <style:paragraph-properties fo:margin-left="1.5in" fo:margin-right="0in" fo:margin-top="0in" fo:margin-bottom="0.0429in" loext:contextual-spacing="false" fo:text-indent="-0.25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break-before="auto" fo:break-after="auto"/>
    </style:style>
    <style:style style:name="P18" style:family="paragraph" style:parent-style-name="Heading_20_1" style:list-style-name="WWNum2"/>
    <style:style style:name="P19" style:family="paragraph" style:parent-style-name="Heading_20_1" style:list-style-name="WWNum2">
      <style:paragraph-properties fo:break-before="auto" fo:break-after="auto"/>
    </style:style>
    <style:style style:name="P2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text-underline-style="none"/>
    </style:style>
    <style:style style:name="T1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aczyuw2yex2w"/><text:span text:style-name="T1">Aplicaciones Ofimáticas (Office Applications)</text:span><text:span text:style-name="T2"><text:line-break/></text:span><text:span text:style-name="T3">Errores cometidos durante el reto y soluciones - Reto 00</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Octubre 2022</text:span></text:p>
      <text:p text:style-name="P5"/>
      <text:p text:style-name="P6"><text:span text:style-name="T6">Errores cometidos durante el reto y soluciones- Reto 00</text:span></text:p>
      <text:list xml:id="list1792321515" text:style-name="WWNum2">
        <text:list-item>
          <text:p text:style-name="P19"><text:bookmark text:name="_dbh0n1vac4c8"/>¿Se han cometido errores durante el reto? ¿Es normal? ¿Se pueden solucionar?</text:p>
        </text:list-item>
      </text:list>
      <text:p text:style-name="Standard">Durante la ejecución del reto, el profesorado ha detectado una serie de errores que se han cometido en la ejecución del reto. No hablamos de errores técnicos, sino errores en la forma de enfocar el reto, organizarse, etc.</text:p>
      <text:p text:style-name="Standard"><text:span text:style-name="T9">¿Es normal que esto ocurra? La respuesta es SI.</text:span> <text:span text:style-name="T10"><text:s/></text:span>El objetivo de los retos en gran parte es mejorar el trabajo en equipo. Y por esto, se parte que de inicio el trabajo en equipo no es perfecto y se puede mejorar :)</text:p>
      <text:p text:style-name="Standard">Por supuesto que todo esto puede solucionarse y en este documento intentaremos mostrar algunos errores detectados y soluciones posibles. <text:span text:style-name="T9">En las soluciones plantearemos las acciones que debe realizar tanto el individuo (todos tenemos responsabilidad individual) como el equipo (colectiva)</text:span>.</text:p>
      <text:list xml:id="list15620802169207" text:continue-numbering="true" text:style-name="WWNum2">
        <text:list-item>
          <text:p text:style-name="P18"><text:bookmark text:name="_ib69a52u3xt5"/>Errores cometidos</text:p>
        </text:list-item>
      </text:list>
      <text:p text:style-name="Standard">A continuación comentamos los errores cometidos:</text:p>
      <text:list xml:id="list1911264355" text:style-name="WWNum1">
        <text:list-item>
          <text:p text:style-name="P11"><text:span text:style-name="T9">Error n.º 1: No tener claro el objetivo de lo que se está haciendo. </text:span></text:p>
          <text:list>
            <text:list-item>
              <text:p text:style-name="P13">En algunos momentos, tanto de forma colectiva como de forma individual, se ha detectado que no se tenía claro cuál era el objetivo. Esto llevaba a usar mal el tiempo, ya que se hacían cosas que, sin estar mal, no eran parte del objetivo.</text:p>
            </text:list-item>
            <text:list-item>
              <text:p text:style-name="P13"><text:span text:style-name="T10">Solución individual</text:span>: tratar de tener claro individualmente cuál es el objetivo (lo antes posible), y si se siente no se tiene claro, contactar con otros miembros para intentar clarificarlo.</text:p>
              <text:list>
                <text:list-item>
                  <text:p text:style-name="P14"><text:span text:style-name="T9">¿Por qué hago esto? ¡Tengo que tenerlo claro!</text:span></text:p>
                </text:list-item>
              </text:list>
            </text:list-item>
            <text:list-item>
              <text:p text:style-name="P13"><text:span text:style-name="T10">Solución colectiva</text:span>: tratar de tener claro el objetivo como equipo y también cerciorarse de que el resto del equipo lo tenga claro, mostrando apoyo, avisando de la perdida del objetivo, etc.</text:p>
              <text:list>
                <text:list-item>
                  <text:p text:style-name="P14"><text:span text:style-name="T9">¿El equipo va en la dirección adecuada? ¡Ayudo a mis compañeros a que no se desvíen!</text:span></text:p>
                </text:list-item>
              </text:list>
            </text:list-item>
          </text:list>
        </text:list-item>
        <text:list-item>
          <text:p text:style-name="P12"><text:soft-page-break/><text:span text:style-name="T9">Error n.º 2: Tener actitud pasiva y no ofrecerse.</text:span></text:p>
          <text:list>
            <text:list-item>
              <text:p text:style-name="P13">En el trabajo en equipo no se debe tener una actitud pasiva y cumplir aquello de “solo hago cosas si me las mandan”. Como miembro de un equipo, no se puede esperar a que la actitud sea esta y tampoco se puede dar como excusa, ya que además de que siempre hay algo que hacer (aunque sea mejorar algo presente), el resto del equipo tiene también sus propias obligaciones y no puede estar pendiente de una persona.</text:p>
            </text:list-item>
            <text:list-item>
              <text:p text:style-name="P13"><text:span text:style-name="T10">Solución individual:</text:span> ofrecerse para realizar cualquier tarea o si están en una lista de pendientes, simplemente tomando una tarea. Debe tenerse siempre una actitud proactiva, saliendo de la zona de confort y teniendo claro que se tiene mucho que aportar al equipo.</text:p>
              <text:list>
                <text:list-item>
                  <text:p text:style-name="P14"><text:span text:style-name="T10">¡Hay que ofrecerse y no esconderse!</text:span></text:p>
                </text:list-item>
              </text:list>
            </text:list-item>
            <text:list-item>
              <text:p text:style-name="P13"><text:span text:style-name="T10">Solución colectiva</text:span>: a veces estos problemas vienen agravados por una falta de claridad en las tareas. Merece la pena antes de empezar un proyecto (y también, de forma periódica), sentarse como equipo y decidir/actualizar una lista de tareas. A una mejor generación de tareas, más difícil que alguien no haga una tarea por no saber qué hacer.</text:p>
              <text:list>
                <text:list-item>
                  <text:p text:style-name="P15"><text:span text:style-name="T9">¡“Perdamos” tiempo en definir bien tareas y todo será más fácil!</text:span></text:p>
                </text:list-item>
              </text:list>
            </text:list-item>
          </text:list>
        </text:list-item>
      </text:list>
      <text:p text:style-name="P16"/>
      <text:list xml:id="list15619490239849" text:continue-numbering="true" text:style-name="WWNum1">
        <text:list-item>
          <text:p text:style-name="P11"><text:span text:style-name="T9">Error n.º 3: No priorizar tareas.</text:span></text:p>
          <text:list>
            <text:list-item>
              <text:p text:style-name="P13">Otro error detectado es el de no priorizar tareas correctamente. A veces, ya sea por no tener claro el objetivo o por no seguir la rúbrica de corrección, se ha invertido mucho esfuerzo en cosas que os daban poco beneficio (entendiendo el beneficio como puntos para el trabajo).</text:p>
            </text:list-item>
            <text:list-item>
              <text:p text:style-name="P13"><text:span text:style-name="T10">Solución individual: </text:span>en el momento de elegir una tarea hacer, plantearse si estamos escogiendo una tarea prioritaria o no para el objetivo/rúbrica del proyecto y tener esto en cuenta a la hora de escoger.</text:p>
              <text:list>
                <text:list-item>
                  <text:p text:style-name="P14"><text:span text:style-name="T9">¡Voy a utilizar mi tiempo en lo importante!</text:span></text:p>
                </text:list-item>
              </text:list>
            </text:list-item>
            <text:list-item>
              <text:p text:style-name="P13"><text:span text:style-name="T10">Solución colectiva:</text:span> el equipo debe, al dividir las tareas (como comentamos en el punto anterior), además, priorizarlas. Esto debe realizarse tanto antes de empezar un proyecto como de forma periódica (revisar prioridades de posibles tareas).</text:p>
              <text:list>
                <text:list-item>
                  <text:p text:style-name="P14"><text:span text:style-name="T9">¡Decidamos que es importante y nos acercaremos más a nuestro objetivo!</text:span></text:p>
                </text:list-item>
              </text:list>
            </text:list-item>
          </text:list>
        </text:list-item>
        <text:list-item>
          <text:p text:style-name="P12"><text:span text:style-name="T9">Error n.º 4: Diapositivas con mucho texto o con elementos importantes poco visibles</text:span></text:p>
          <text:list>
            <text:list-item>
              <text:p text:style-name="P13">Aunque en general las diapositivas han estado muy bien elegidas, algunas veces se ha caído en este error: mucho texto (esto lo que menos) y mostrar elementos claves de forma que no se vean bien (esto ha ocurrido más).</text:p>
              <text:list>
                <text:list-item>
                  <text:p text:style-name="P14">De hecho, lo que importa es comunicar. Que sea claro. Si hace falta, recordad, se puede llevar una chuleta al hablar.</text:p>
                </text:list-item>
              </text:list>
            </text:list-item>
            <text:list-item>
              <text:p text:style-name="P13"><text:span text:style-name="T10">Solución individual:</text:span> al hacer una diapositiva pensar ¿Se ve/entiende lo que quiero comunicar? ¿La gente se va a poder fijar en lo que creo que es importante?</text:p>
              <text:list>
                <text:list-item>
                  <text:p text:style-name="P14"><text:span text:style-name="T10">¡Nos ponemos en la piel del que sigue la presentación!</text:span></text:p>
                </text:list-item>
              </text:list>
            </text:list-item>
            <text:list-item>
              <text:p text:style-name="P13"><text:span text:style-name="T10">Solución colectiva</text:span>: el equipo debe revisar lo que se va a exponer y hacerse las mismas preguntas: ¿Se ve/entiende lo que quiero comunicar? ¿La gente se va a poder fijar en lo que creo que es importante? Asimismo, el equipo puede comentar “En la diapositiva X yo veo Y, ¿Es esto lo que se quería comunicar?” y así poder analizar bien todo.</text:p>
              <text:list>
                <text:list-item>
                  <text:p text:style-name="P15"><text:span text:style-name="T9">Apoyémonos al revisar ¡Cuatro ojos ven más que dos!</text:span>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Errores cometidos durante el reto y soluciones- Reto 00</text:span></text:p>
      </style:header>
      <style:footer>
        <text:p text:style-name="MP4"><text:span text:style-name="MT1">Aplicaciones Ofimáticas (Office Applications)<text:tab/><text:tab/>Prueba de validación - Reto 00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8" meta:word-count="893" meta:character-count="5175" meta:non-whitespace-character-count="4341"/>
    <meta:generator>LibreOfficeDev/6.0.5.2$Linux_X86_64 LibreOffice_project/</meta:generator>
  </office:meta>
</office:document-meta>
</file>